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C000000280BABFC05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agraph-properties fo:text-align="cente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opacity="90%" draw:textarea-horizontal-align="justify" draw:textarea-vertical-align="middle" draw:auto-grow-height="false" fo:min-height="0cm" fo:min-width="0cm" fo:wrap-option="no-wrap"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256cm" svg:height="10.837cm" draw:z-index="0"><draw:image xlink:href="Pictures/10000000000003C000000280BABFC05C.jpg" xlink:type="simple" xlink:show="embed" xlink:actuate="onLoad"/></draw:frame><draw:custom-shape text:anchor-type="paragraph" draw:z-index="1" draw:style-name="gr1" draw:text-style-name="P1" svg:width="5.16cm" svg:height="3.497cm" svg:x="4.895cm" svg:y="0.24cm"><text:p/><draw:enhanced-geometry svg:viewBox="0 0 21600 21600" draw:text-areas="800 800 20800 20800" draw:type="round-rectangular-callout" draw:modifiers="29114.969241285 29518.91074130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1" svg:width="4.46cm" svg:height="2.042cm" svg:x="10.282cm" svg:y="1.185cm"><text:p/><draw:enhanced-geometry svg:viewBox="0 0 21600 21600" draw:text-areas="800 800 20800 20800" draw:type="round-rectangular-callout" draw:modifiers="25614.2348754448 11005.18134715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 svg:width="3.497cm" svg:height="2.872cm" svg:x="17.293cm" svg:y="1.563cm"><text:p/><draw:enhanced-geometry svg:viewBox="0 0 21600 21600" draw:text-areas="3000 3320 17110 17330" draw:type="cloud-callout" draw:modifiers="11894.7049924357 27977.9005524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stick </meta:initial-creator>
    <meta:creation-date>2013-06-22T14:49:11</meta:creation-date>
    <dc:date>2013-06-22T15:35:10</dc:date>
    <dc:creator>stick </dc:creator>
    <meta:editing-duration>P0D</meta:editing-duration>
    <meta:editing-cycles>2</meta:editing-cycles>
    <meta:generator>LibreOffice/3.6$Linux_X86_64 LibreOffice_project/360m1$Build-304</meta:generator>
    <meta:document-statistic meta:table-count="0" meta:image-count="1" meta:object-count="0" meta:page-count="1" meta:paragraph-count="0" meta:word-count="0" meta:character-count="0" meta:non-whitespace-character-count="0"/>
  </office:meta>
</office:document-meta>
</file>